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1月26日至107年12月2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13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13"/>
          <table:table-cell table:style-name="ce8" office:value-type="float" office:value="764" calcext:value-type="float" table:number-columns-spanned="2" table:number-rows-spanned="1">
            <text:p><text:s/>764 </text:p>
          </table:table-cell>
          <table:covered-table-cell table:style-name="ce13"/>
          <table:table-cell table:style-name="ce8" office:value-type="float" office:value="148" calcext:value-type="float" table:number-columns-spanned="2" table:number-rows-spanned="1">
            <text:p><text:s/>148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13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13"/>
          <table:table-cell table:style-name="ce8" office:value-type="float" office:value="764" calcext:value-type="float" table:number-columns-spanned="2" table:number-rows-spanned="1">
            <text:p><text:s/>764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2" office:value-type="float" office:value="66.67" calcext:value-type="float" table:number-columns-spanned="2" table:number-rows-spanned="1">
            <text:p>66.67 </text:p>
          </table:table-cell>
          <table:covered-table-cell table:style-name="ce14"/>
          <table:table-cell table:style-name="ce15" office:value-type="float" office:value="57.14" calcext:value-type="float" table:number-columns-spanned="2" table:number-rows-spanned="1">
            <text:p>57.14 </text:p>
          </table:table-cell>
          <table:covered-table-cell table:style-name="ce16"/>
          <table:table-cell table:style-name="ce15" office:value-type="float" office:value="88.89" calcext:value-type="float" table:number-columns-spanned="2" table:number-rows-spanned="1">
            <text:p>88.89 </text:p>
          </table:table-cell>
          <table:covered-table-cell table:style-name="ce16"/>
          <table:table-cell table:style-name="ce15" office:value-type="float" office:value="85.71" calcext:value-type="float" table:number-columns-spanned="2" table:number-rows-spanned="1">
            <text:p>85.71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4.05" calcext:value-type="float" table:number-columns-spanned="2" table:number-rows-spanned="1">
            <text:p>104.05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2月 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 style:data-style-name="N2" text:time-value="16:19:21.10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2-04T16:21:37.961000000</dc:date>
    <meta:editing-duration>PT3H46M1S</meta:editing-duration>
    <meta:editing-cycles>96</meta:editing-cycles>
    <meta:document-statistic meta:table-count="1" meta:cell-count="39" meta:object-count="0"/>
  </office:meta>
</office:document-meta>
</file>